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paragraph-rsid="000bb512"/>
    </style:style>
    <style:style style:name="P3" style:family="paragraph" style:parent-style-name="Standard">
      <style:paragraph-properties fo:margin-left="0in" fo:margin-right="0in" fo:margin-top="0in" fo:margin-bottom="0.0972in" loext:contextual-spacing="false" fo:orphans="2" fo:widows="2" fo:text-indent="0in" style:auto-text-indent="false"/>
      <style:text-properties fo:font-variant="normal" fo:text-transform="none" fo:color="#000000" style:font-name="Arial" fo:font-size="12pt" fo:letter-spacing="normal" fo:font-style="normal" fo:font-weight="normal" officeooo:paragraph-rsid="000bb512" style:font-size-asian="12pt" style:font-size-complex="12pt"/>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paragraph-rsid="000bb512" style:font-size-asian="12pt" style:font-size-complex="12pt"/>
    </style:style>
    <style:style style:name="P6" style:family="paragraph" style:parent-style-name="Text_20_body">
      <style:paragraph-properties fo:margin-left="0in" fo:margin-right="0in" fo:orphans="2" fo:widows="2" fo:text-indent="0in" style:auto-text-indent="false"/>
      <style:text-properties style:font-name="Arial" officeooo:paragraph-rsid="000bb512"/>
    </style:style>
    <style:style style:name="P7"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officeooo:rsid="000bb512"/>
    </style:style>
    <style:style style:name="T2" style:family="text">
      <style:text-properties fo:font-variant="normal" fo:text-transform="none" fo:color="#000000" style:font-name="Arial" fo:font-size="12pt" fo:letter-spacing="normal" fo:font-style="normal" fo:font-weight="normal" officeooo:rsid="000bb512" style:font-size-asian="12pt" style:font-size-complex="12pt"/>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style:font-name="Arial" fo:font-size="12pt" fo:letter-spacing="normal" fo:font-style="normal" fo:font-weight="normal" officeooo:rsid="000bb512" style:font-size-asian="12pt" style:font-size-complex="12pt"/>
    </style:style>
    <style:style style:name="T5" style:family="text">
      <style:text-properties style:font-name="Arial"/>
    </style:style>
    <style:style style:name="T6" style:family="text">
      <style:text-properties style:font-name="Arial" officeooo:rsid="000bb512"/>
    </style:style>
  </office:automatic-styles>
  <office:body>
    <office:text text:use-soft-page-breaks="true">
      <text:tracked-changes>
        <text:changed-region xml:id="ct2529987724928" text:id="ct2529987724928">
          <text:deletion>
            <office:change-info>
              <dc:creator>Unknown Author</dc:creator>
              <dc:date>2023-11-23T16:09:50</dc:date>
            </office:change-info>
            <text:p text:style-name="P3">Copyright &lt;YEAR&gt; &lt;COPYRIGHT HOLDER&gt;</text:p>
          </text:deletion>
        </text:changed-region>
        <text:changed-region xml:id="ct2529991405984" text:id="ct2529991405984">
          <text:insertion>
            <office:change-info>
              <dc:creator>Unknown Author</dc:creator>
              <dc:date>2023-11-23T16:08:34.150000000</dc:date>
            </office:change-info>
          </text:insertion>
        </text:changed-region>
        <text:changed-region xml:id="ct2529980623088" text:id="ct2529980623088">
          <text:deletion>
            <office:change-info>
              <dc:creator>Unknown Author</dc:creator>
              <dc:date>2023-11-23T16:08:34.150000000</dc:date>
            </office:change-info>
            <text:p text:style-name="P2">is hereby granted, free of charge, to any person obtaining a copy of this software and associated documentation files (the “Software”), to deal in the Software without restriction, including without limitation the rights </text:p>
          </text:deletion>
        </text:changed-region>
        <text:changed-region xml:id="ct2529980623328" text:id="ct2529980623328">
          <text:deletion>
            <office:change-info>
              <dc:creator>Unknown Author</dc:creator>
              <dc:date>2023-11-23T16:08:34.150000000</dc:date>
            </office:change-info>
            <text:p text:style-name="P2"><text:s/>merge, publish, </text:p>
          </text:deletion>
        </text:changed-region>
        <text:changed-region xml:id="ct2529980623568" text:id="ct2529980623568">
          <text:insertion>
            <office:change-info>
              <dc:creator>Unknown Author</dc:creator>
              <dc:date>2023-11-23T16:11:07</dc:date>
            </office:change-info>
          </text:insertion>
        </text:changed-region>
        <text:changed-region xml:id="ct2529980624288" text:id="ct2529980624288">
          <text:deletion>
            <office:change-info>
              <dc:creator>Unknown Author</dc:creator>
              <dc:date>2023-11-23T16:08:34.150000000</dc:date>
            </office:change-info>
            <text:p text:style-name="P2">, sublicense, and/or sell copies of the Software</text:p>
          </text:deletion>
        </text:changed-region>
        <text:changed-region xml:id="ct2529980624048" text:id="ct2529980624048">
          <text:insertion>
            <office:change-info>
              <dc:creator>Unknown Author</dc:creator>
              <dc:date>2023-11-23T16:11:32</dc:date>
            </office:change-info>
          </text:insertion>
        </text:changed-region>
        <text:changed-region xml:id="ct2530032255600" text:id="ct2530032255600">
          <text:insertion>
            <office:change-info>
              <dc:creator>Unknown Author</dc:creator>
              <dc:date>2023-11-23T16:12:29</dc:date>
            </office:change-info>
          </text:insertion>
        </text:changed-region>
        <text:changed-region xml:id="ct2529980623808" text:id="ct2529980623808">
          <text:deletion>
            <office:change-info>
              <dc:creator>Unknown Author</dc:creator>
              <dc:date>2023-11-23T16:08:34.150000000</dc:date>
            </office:change-info>
            <text:p text:style-name="P2">, and to permit persons to whom the Software is furnished to do so, subject to the following conditions:</text:p>
            <text:p text:style-name="P1"/>
            <text:p text:style-name="P2">The above copyright notice and this permission notice shall be included in all copies or substantial portions of the Software.</text:p>
          </text:deletion>
        </text:changed-region>
        <text:changed-region xml:id="ct2529991405744" text:id="ct2529991405744">
          <text:insertion>
            <office:change-info>
              <dc:creator>Unknown Author</dc:creator>
              <dc:date>2023-11-23T16:13:50</dc:date>
            </office:change-info>
          </text:insertion>
        </text:changed-region>
        <text:changed-region xml:id="ct2529991406464" text:id="ct2529991406464">
          <text:deletion>
            <office:change-info>
              <dc:creator>Unknown Author</dc:creator>
              <dc:date>2023-11-23T16:08:34.150000000</dc:date>
            </office:change-info>
            <text:p text:style-name="P6"><text:span text:style-name="T2"/></text:p>
            <text:p text:style-name="P1"/>
            <text:p text:style-name="P6"><text:span text:style-name="T2"/></text:p>
          </text:deletion>
        </text:changed-region>
        <text:changed-region xml:id="ct2529980626448" text:id="ct2529980626448">
          <text:insertion>
            <office:change-info>
              <dc:creator>Unknown Author</dc:creator>
              <dc:date>2023-11-23T16:15:24</dc:date>
            </office:change-info>
          </text:insertion>
        </text:changed-region>
        <text:changed-region xml:id="ct2529980625008" text:id="ct2529980625008">
          <text:deletion>
            <office:change-info>
              <dc:creator>Unknown Author</dc:creator>
              <dc:date>2023-11-23T16:08:34.150000000</dc:date>
            </office:change-info>
            <text:p text:style-name="P6"><text:span text:style-name="T6">THE </text:span></text:p>
          </text:deletion>
        </text:changed-region>
        <text:changed-region xml:id="ct2529980625248" text:id="ct2529980625248">
          <text:insertion>
            <office:change-info>
              <dc:creator>Unknown Author</dc:creator>
              <dc:date>2023-11-23T16:15:35</dc:date>
            </office:change-info>
          </text:insertion>
        </text:changed-region>
        <text:changed-region xml:id="ct2529752953472" text:id="ct2529752953472">
          <text:insertion>
            <office:change-info>
              <dc:creator>Unknown Author</dc:creator>
              <dc:date>2023-11-23T16:16:15</dc:date>
            </office:change-info>
          </text:insertion>
        </text:changed-region>
        <text:changed-region xml:id="ct2529980625968" text:id="ct2529980625968">
          <text:deletion>
            <office:change-info>
              <dc:creator>Unknown Author</dc:creator>
              <dc:date>2023-11-23T16:08:34.150000000</dc:date>
            </office:change-info>
            <text:p text:style-name="P6"><text:span text:style-name="T6">WITHOUT WARRANTY OF ANY KIND</text:span></text:p>
          </text:deletion>
        </text:changed-region>
        <text:changed-region xml:id="ct2529752952992" text:id="ct2529752952992">
          <text:insertion>
            <office:change-info>
              <dc:creator>Unknown Author</dc:creator>
              <dc:date>2023-11-23T16:17:09</dc:date>
            </office:change-info>
          </text:insertion>
        </text:changed-region>
        <text:changed-region xml:id="ct2529752952512" text:id="ct2529752952512">
          <text:deletion>
            <office:change-info>
              <dc:creator>Unknown Author</dc:creator>
              <dc:date>2023-11-23T16:08:34.150000000</dc:date>
            </office:change-info>
            <text:p text:style-name="P6"><text:span text:style-name="T5"><text:s/>THE </text:span></text:p>
          </text:deletion>
        </text:changed-region>
        <text:changed-region xml:id="ct2529752951312" text:id="ct2529752951312">
          <text:deletion>
            <office:change-info>
              <dc:creator>Unknown Author</dc:creator>
              <dc:date>2023-11-23T16:08:34.150000000</dc:date>
            </office:change-info>
            <text:p text:style-name="P6"><text:span text:style-name="T5">, </text:span></text:p>
          </text:deletion>
        </text:changed-region>
        <text:changed-region xml:id="ct2529752951072" text:id="ct2529752951072">
          <text:insertion>
            <office:change-info>
              <dc:creator>Unknown Author</dc:creator>
              <dc:date>2023-11-23T16:17:48</dc:date>
            </office:change-info>
          </text:insertion>
        </text:changed-region>
        <text:changed-region xml:id="ct2529752952032" text:id="ct2529752952032">
          <text:insertion>
            <office:change-info>
              <dc:creator>Unknown Author</dc:creator>
              <dc:date>2023-11-23T16:18:09</dc:date>
            </office:change-info>
          </text:insertion>
        </text:changed-region>
        <text:changed-region xml:id="ct2529752953712" text:id="ct2529752953712">
          <text:deletion>
            <office:change-info>
              <dc:creator>Unknown Author</dc:creator>
              <dc:date>2023-11-23T16:08:34.150000000</dc:date>
            </office:change-info>
            <text:p text:style-name="P6"><text:span text:style-name="T5"><text:s/>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deletion>
        </text:changed-region>
        <text:changed-region xml:id="ct2529980625728" text:id="ct2529980625728">
          <text:insertion>
            <office:change-info>
              <dc:creator>Unknown Author</dc:creator>
              <dc:date>2023-11-23T16:19:06</dc:date>
            </office:change-info>
          </text:insertion>
        </text:changed-region>
        <text:changed-region xml:id="ct2529980625488" text:id="ct2529980625488">
          <text:insertion>
            <office:change-info>
              <dc:creator>Unknown Author</dc:creator>
              <dc:date>2023-11-23T16:14:58</dc:date>
            </office:change-info>
          </text:insertion>
        </text:changed-region>
        <text:changed-region xml:id="ct2530032258000" text:id="ct2530032258000">
          <text:insertion>
            <office:change-info>
              <dc:creator>Unknown Author</dc:creator>
              <dc:date>2023-11-23T16:15: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change text:change-id="ct2529987724928"/></text:p>
      <text:p text:style-name="P7"><text:change-start text:change-id="ct2529991405984"/>Copyright © 1994-2001 World Wide Web Consortium, (Massachusetts Institute of Technology, Institut National de Recherche en Informatique et en Automatique, Keio University). All Rights Reserved. http://www.w3.org/Consortium/Legal/</text:p>
      <text:p text:style-name="P4">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P2"><text:change-end text:change-id="ct2529991405984"/>Permission <text:change text:change-id="ct2529980623088"/>to use, copy, modify,<text:change text:change-id="ct2529980623328"/><text:change-start text:change-id="ct2529980623568"/><text:span text:style-name="T1">and </text:span><text:change-end text:change-id="ct2529980623568"/>distribute<text:change text:change-id="ct2529980624288"/><text:change-start text:change-id="ct2529980624048"/> <text:span text:style-name="T1">this software and its documentation</text:span><text:change-end text:change-id="ct2529980624048"/><text:change-start text:change-id="ct2530032255600"/><text:span text:style-name="T2">, with or without modification, for any purpose and without fee or royalty is hereby granted, provided that you include the following on ALL copies of the software and documentation or portions thereof, including modifications, that you make</text:span><text:change-end text:change-id="ct2530032255600"/><text:change text:change-id="ct2529980623808"/><text:change-start text:change-id="ct2529991405744"/></text:p>
      <text:p text:style-name="P1"/>
      <text:p text:style-name="P5">1. The full text of this NOTICE in a location viewable to users of the redistributed or derivative work.</text:p>
      <text:p text:style-name="P5">2. Any pre-existing intellectual property disclaimers, notices, or terms and conditions. If none exist, a short notice of the following form (hypertext is preferred, text is permitted) should be used within the body of any redistributed or derivative code: “Copyright © [$date-of-software] World Wide Web Consortium, (Massachusetts Institute of Technology, Institut National de Recherche en Informatique et en Automatique, Keio University). All Rights Reserved. http://www.w3.org/Consortium/Legal/”</text:p>
      <text:p text:style-name="P6"><text:span text:style-name="T3">3. Notice of any changes or modifications to the W3C files, including the date changes were made. (We recommend you provide URIs to the location from which the code is derived.)</text:span><text:change-end text:change-id="ct2529991405744"/><text:change text:change-id="ct2529991406464"/><text:change-start text:change-id="ct2529980626448"/><text:span text:style-name="T6">THIS </text:span><text:change-end text:change-id="ct2529980626448"/><text:change text:change-id="ct2529980625008"/><text:span text:style-name="T5">SOFTWARE </text:span><text:change-start text:change-id="ct2529980625248"/><text:span text:style-name="T6">AND DOCUMENTATION </text:span><text:change-end text:change-id="ct2529980625248"/><text:span text:style-name="T5">IS PROVIDED “AS IS”, </text:span><text:change-start text:change-id="ct2529752953472"/><text:span text:style-name="T6">AND COPYRIGHT HOLDERS MAKE NO REPRESENTATIONS OR WARRANTIES</text:span><text:change-end text:change-id="ct2529752953472"/><text:change text:change-id="ct2529980625968"/><text:span text:style-name="T5">, EXPRESS OR IMPLIED, INCLUDING BUT NOT LIMITED TO</text:span><text:change-start text:change-id="ct2529752952992"/><text:span text:style-name="T5">,</text:span><text:change-end text:change-id="ct2529752952992"/><text:change text:change-id="ct2529752952512"/><text:span text:style-name="T5">WARRANTIES OF MERCHANTABILITY</text:span><text:change text:change-id="ct2529752951312"/><text:change-start text:change-id="ct2529752951072"/><text:span text:style-name="T6">OR </text:span><text:change-end text:change-id="ct2529752951072"/><text:span text:style-name="T5">FITNESS FOR A</text:span><text:change-start text:change-id="ct2529752952032"/><text:span text:style-name="T6">NY</text:span><text:change-end text:change-id="ct2529752952032"/><text:span text:style-name="T5"> PARTICULAR PURPOSE</text:span><text:change text:change-id="ct2529752953712"/><text:change-start text:change-id="ct2529980625728"/><text:span text:style-name="T3">OR THAT THE USE OF THE SOFTWARE OR DOCUMENTATION WILL NOT INFRINGE ANY THIRD PARTY PATENTS, COPYRIGHTS, TRADEMARKS OR OTHER RIGHTS.</text:span><text:change-end text:change-id="ct2529980625728"/><text:change-start text:change-id="ct2529980625488"/></text:p>
      <text:p text:style-name="P5"><text:change-end text:change-id="ct2529980625488"/><text:change-start text:change-id="ct2530032258000"/><text:soft-page-break/>COPYRIGHT HOLDERS WILL NOT BE LIABLE FOR ANY DIRECT, INDIRECT, SPECIAL OR CONSEQUENTIAL DAMAGES ARISING OUT OF ANY USE OF THE SOFTWARE OR DOCUMENTATION.</text:p>
      <text:p text:style-name="P5">The name and trademarks of copyright holders may NOT be used in advertising or publicity pertaining to the software without specific, written prior permission. Title to copyright in this software and any associated documentation will at all times remain with copyright holders.<text:change-end text:change-id="ct253003225800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3T16:07:15.989000000</meta:creation-date>
    <dc:date>2023-11-23T16:20:08.665000000</dc:date>
    <meta:editing-duration>PT2M22S</meta:editing-duration>
    <meta:editing-cycles>2</meta:editing-cycles>
    <meta:generator>LibreOffice/6.3.4.2$Windows_X86_64 LibreOffice_project/60da17e045e08f1793c57c00ba83cdfce946d0aa</meta:generator>
    <meta:document-statistic meta:table-count="0" meta:image-count="0" meta:object-count="0" meta:page-count="2" meta:paragraph-count="8" meta:word-count="351" meta:character-count="2421" meta:non-whitespace-character-count="2078"/>
  </office:meta>
</office:document-meta>
</file>